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3cm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741cm" fo:min-width="1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353cm" fo:min-width="3.978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8cm" svg:height="1.3cm" svg:x="14.7cm" svg:y="12.2cm">
          <text:p text:style-name="P1">consta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0cm" svg:height="5cm" svg:x="0.5cm" svg:y="0.7cm">
          <text:p text:style-name="P3"><text:span text:style-name="T1">Overview of Architectural Structure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" draw:text-style-name="P2" xml:id="id1" draw:id="id1" draw:layer="layout" svg:width="4.8cm" svg:height="1.3cm" svg:x="6.8cm" svg:y="6.8cm">
          <text:p text:style-name="P1">budget_tr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6.1cm" svg:height="1.3cm" svg:x="14.5cm" svg:y="7.1cm">
          <text:p text:style-name="P1">cmd_user_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4.8cm" svg:height="1.3cm" svg:x="9.7cm" svg:y="22.7cm">
          <text:p text:style-name="P1">error_handl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5.9cm" svg:height="1.3cm" svg:x="6.2cm" svg:y="10.1cm">
          <text:p text:style-name="P1">request_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7.5cm" svg:height="1.3cm" svg:x="0.3cm" svg:y="16cm">
          <text:p text:style-name="P1">file_and_dir_oper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4" draw:id="id4" draw:layer="layout" svg:width="5.8cm" svg:height="1.3cm" svg:x="9.8cm" svg:y="19.1cm">
          <text:p text:style-name="P1">budget_oper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1.6cm" svg:y1="7.45cm" svg:x2="14.5cm" svg:y2="7.75cm" draw:start-shape="id1" draw:start-glue-point="7" draw:end-shape="id2" svg:d="M11600 7450h1451v300h1449" svg:viewBox="0 0 2901 301">
          <text:p/>
        </draw:connector>
        <draw:connector draw:style-name="gr7" draw:text-style-name="P5" draw:layer="layout" svg:x1="9.2cm" svg:y1="8.1cm" svg:x2="9.15cm" svg:y2="10.1cm" draw:start-shape="id1" draw:start-glue-point="6" draw:end-shape="id3" draw:end-glue-point="4" svg:d="M9200 8100v1001h-50v999" svg:viewBox="0 0 51 2001">
          <text:p/>
        </draw:connector>
        <draw:connector draw:style-name="gr7" draw:text-style-name="P5" draw:layer="layout" svg:x1="9.15cm" svg:y1="11.4cm" svg:x2="12.7cm" svg:y2="19.1cm" draw:start-shape="id3" draw:start-glue-point="6" draw:end-shape="id4" draw:end-glue-point="4" svg:d="M9150 11400v3851h3550v3849" svg:viewBox="0 0 3551 7701">
          <text:p/>
        </draw:connector>
        <draw:connector draw:style-name="gr7" draw:text-style-name="P5" draw:layer="layout" svg:x1="17.55cm" svg:y1="8.4cm" svg:x2="17.1cm" svg:y2="12.2cm" draw:start-shape="id2" draw:start-glue-point="6" draw:end-shape="id5" draw:end-glue-point="4" svg:d="M17550 8400v1901h-450v1899" svg:viewBox="0 0 451 3801">
          <text:p/>
        </draw:connector>
        <draw:connector draw:style-name="gr7" draw:text-style-name="P5" draw:layer="layout" svg:x1="12.1cm" svg:y1="10.75cm" svg:x2="14.7cm" svg:y2="12.85cm" draw:start-shape="id3" draw:start-glue-point="7" draw:end-shape="id5" svg:d="M12100 10750h1301v2100h1299" svg:viewBox="0 0 2601 2101">
          <text:p/>
        </draw:connector>
        <draw:connector draw:style-name="gr7" draw:text-style-name="P5" draw:layer="layout" svg:x1="6.2cm" svg:y1="10.75cm" svg:x2="4.05cm" svg:y2="16cm" draw:start-shape="id3" draw:start-glue-point="5" draw:end-shape="id6" svg:d="M6200 10750h-2150v5250" svg:viewBox="0 0 2151 5251">
          <text:p/>
        </draw:connector>
        <draw:connector draw:style-name="gr7" draw:text-style-name="P5" draw:layer="layout" svg:x1="12.7cm" svg:y1="20.4cm" svg:x2="12.1cm" svg:y2="22.7cm" draw:start-shape="id4" draw:start-glue-point="6" draw:end-shape="id7" svg:d="M12700 20400v1151h-600v1149" svg:viewBox="0 0 601 2301">
          <text:p/>
        </draw:connector>
        <draw:custom-shape draw:style-name="gr8" draw:text-style-name="P2" xml:id="id8" draw:id="id8" draw:layer="layout" svg:width="5.2cm" svg:height="5.4cm" svg:x="1.4cm" svg:y="20.5cm">
          <text:p text:style-name="P1">Budget </text:p>
          <text:p text:style-name="P1">dictionari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6" draw:layer="layout" draw:type="line" svg:x1="4cm" svg:y1="20.5cm" svg:x2="4.05cm" svg:y2="17.3cm" draw:start-shape="id8" draw:start-glue-point="4" draw:end-shape="id6" draw:end-glue-point="6" svg:d="M4000 20500l50-3200" svg:viewBox="0 0 51 3201">
          <text:p/>
        </draw:connector>
        <draw:connector draw:style-name="gr7" draw:text-style-name="P6" draw:layer="layout" draw:type="line" svg:x1="9.8cm" svg:y1="19.75cm" svg:x2="7.8cm" svg:y2="16.65cm" draw:start-shape="id4" draw:start-glue-point="5" draw:end-shape="id6" draw:end-glue-point="7" svg:d="M9800 19750l-2000-3100" svg:viewBox="0 0 2001 3101">
          <text:p/>
        </draw:connector>
        <draw:connector draw:style-name="gr7" draw:text-style-name="P6" draw:layer="layout" draw:type="line" svg:x1="12.7cm" svg:y1="19.1cm" svg:x2="17.55cm" svg:y2="8.4cm" draw:start-shape="id4" draw:start-glue-point="4" draw:end-shape="id2" draw:end-glue-point="6" svg:d="M12700 19100l4850-10700" svg:viewBox="0 0 4851 10701">
          <text:p/>
        </draw:connector>
        <draw:connector draw:style-name="gr7" draw:text-style-name="P6" draw:layer="layout" svg:x1="17.1cm" svg:y1="13.5cm" svg:x2="4.05cm" svg:y2="16cm" draw:start-shape="id5" draw:start-glue-point="6" draw:end-shape="id6" svg:d="M17100 13500v1251h-13050v1249" svg:viewBox="0 0 1305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23:42:00.973261862</meta:creation-date>
    <dc:date>2016-11-01T00:44:11.359717833</dc:date>
    <meta:editing-duration>PT1H51S</meta:editing-duration>
    <meta:editing-cycles>4</meta:editing-cycles>
    <meta:generator>LibreOffice/5.1.4.2$Linux_X86_64 LibreOffice_project/10m0$Build-2</meta:generator>
    <meta:document-statistic meta:object-count="20"/>
  </office:meta>
</office:document-meta>
</file>